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officeooo:paragraph-rsid="00086136"/>
    </style:style>
    <style:style style:name="P2" style:family="paragraph" style:parent-style-name="Standard">
      <style:paragraph-properties fo:margin-top="0in" fo:margin-bottom="0in" style:contextual-spacing="false"/>
      <style:text-properties style:font-name="Georgia" officeooo:paragraph-rsid="000a3496"/>
    </style:style>
    <style:style style:name="P3" style:family="paragraph" style:parent-style-name="Standard">
      <style:paragraph-properties fo:margin-top="0in" fo:margin-bottom="0in" style:contextual-spacing="false"/>
      <style:text-properties style:font-name="Georgia" officeooo:paragraph-rsid="000b6638"/>
    </style:style>
    <style:style style:name="P4" style:family="paragraph" style:parent-style-name="Standard">
      <style:paragraph-properties fo:margin-top="0in" fo:margin-bottom="0in" style:contextual-spacing="false"/>
      <style:text-properties style:font-name="Georgia" officeooo:rsid="00086136" officeooo:paragraph-rsid="00086136"/>
    </style:style>
    <style:style style:name="P5" style:family="paragraph" style:parent-style-name="Standard">
      <style:paragraph-properties fo:margin-top="0in" fo:margin-bottom="0in" style:contextual-spacing="false"/>
      <style:text-properties style:font-name="Georgia" officeooo:rsid="000a3496" officeooo:paragraph-rsid="00086136"/>
    </style:style>
    <style:style style:name="P6" style:family="paragraph" style:parent-style-name="Standard">
      <style:paragraph-properties fo:margin-top="0in" fo:margin-bottom="0in" style:contextual-spacing="false"/>
      <style:text-properties style:font-name="Georgia" officeooo:rsid="000a3496" officeooo:paragraph-rsid="000a3496"/>
    </style:style>
    <style:style style:name="P7" style:family="paragraph" style:parent-style-name="Standard">
      <style:paragraph-properties fo:margin-top="0in" fo:margin-bottom="0in" style:contextual-spacing="false"/>
      <style:text-properties style:font-name="Georgia" officeooo:rsid="000a3b09" officeooo:paragraph-rsid="000a3b09"/>
    </style:style>
    <style:style style:name="P8" style:family="paragraph" style:parent-style-name="Standard">
      <style:paragraph-properties fo:margin-top="0in" fo:margin-bottom="0in" style:contextual-spacing="false"/>
      <style:text-properties style:font-name="Georgia" officeooo:rsid="000b6638" officeooo:paragraph-rsid="000b6638"/>
    </style:style>
    <style:style style:name="P9" style:family="paragraph" style:parent-style-name="Standard">
      <style:paragraph-properties fo:margin-top="0in" fo:margin-bottom="0in" style:contextual-spacing="false"/>
      <style:text-properties style:font-name="Georgia" officeooo:rsid="000b6638" officeooo:paragraph-rsid="00105265"/>
    </style:style>
    <style:style style:name="P10" style:family="paragraph" style:parent-style-name="Standard" style:master-page-name="Standard">
      <style:paragraph-properties fo:margin-top="0in" fo:margin-bottom="0in" style:contextual-spacing="false" style:page-number="auto"/>
      <style:text-properties style:font-name="Georgia" officeooo:rsid="00086136" officeooo:paragraph-rsid="00086136"/>
    </style:style>
    <style:style style:name="P11" style:family="paragraph" style:parent-style-name="Standard">
      <style:paragraph-properties fo:margin-top="0in" fo:margin-bottom="0in" style:contextual-spacing="false"/>
      <style:text-properties style:font-name="Georgia" officeooo:rsid="00105265" officeooo:paragraph-rsid="00105265"/>
    </style:style>
    <style:style style:name="P12" style:family="paragraph" style:parent-style-name="Standard">
      <style:paragraph-properties fo:margin-top="0in" fo:margin-bottom="0in" style:contextual-spacing="false"/>
      <style:text-properties style:font-name="Georgia" officeooo:rsid="00105265" officeooo:paragraph-rsid="00115f3c"/>
    </style:style>
    <style:style style:name="P13" style:family="paragraph" style:parent-style-name="Standard">
      <style:paragraph-properties fo:margin-top="0in" fo:margin-bottom="0in" style:contextual-spacing="false"/>
      <style:text-properties style:font-name="Georgia" officeooo:rsid="00105265" officeooo:paragraph-rsid="0011ed2d"/>
    </style:style>
    <style:style style:name="P14" style:family="paragraph" style:parent-style-name="Standard">
      <style:paragraph-properties fo:margin-top="0in" fo:margin-bottom="0in" style:contextual-spacing="false"/>
      <style:text-properties style:font-name="Georgia" officeooo:rsid="00105265" officeooo:paragraph-rsid="0012f84e"/>
    </style:style>
    <style:style style:name="P15" style:family="paragraph" style:parent-style-name="Standard">
      <style:paragraph-properties fo:margin-top="0in" fo:margin-bottom="0in" style:contextual-spacing="false"/>
      <style:text-properties style:font-name="Georgia" officeooo:rsid="00105265" officeooo:paragraph-rsid="001647a8"/>
    </style:style>
    <style:style style:name="P16" style:family="paragraph" style:parent-style-name="Standard">
      <style:paragraph-properties fo:margin-top="0in" fo:margin-bottom="0in" style:contextual-spacing="false"/>
      <style:text-properties style:font-name="Georgia" officeooo:rsid="00105265" officeooo:paragraph-rsid="0018429d"/>
    </style:style>
    <style:style style:name="P17" style:family="paragraph" style:parent-style-name="Standard">
      <style:paragraph-properties fo:margin-top="0in" fo:margin-bottom="0in" style:contextual-spacing="false"/>
      <style:text-properties style:font-name="Georgia" officeooo:rsid="00105265" officeooo:paragraph-rsid="001b464f"/>
    </style:style>
    <style:style style:name="P18" style:family="paragraph" style:parent-style-name="Standard">
      <style:paragraph-properties fo:margin-top="0in" fo:margin-bottom="0in" style:contextual-spacing="false"/>
      <style:text-properties style:font-name="Georgia" officeooo:rsid="00105265" officeooo:paragraph-rsid="001cc575"/>
    </style:style>
    <style:style style:name="T1" style:family="text">
      <style:text-properties officeooo:rsid="00086136"/>
    </style:style>
    <style:style style:name="T2" style:family="text">
      <style:text-properties officeooo:rsid="000a3496"/>
    </style:style>
    <style:style style:name="T3" style:family="text">
      <style:text-properties officeooo:rsid="000b6638"/>
    </style:style>
    <style:style style:name="T4" style:family="text">
      <style:text-properties officeooo:rsid="00105265"/>
    </style:style>
    <style:style style:name="T5" style:family="text">
      <style:text-properties officeooo:rsid="00115f3c"/>
    </style:style>
    <style:style style:name="T6" style:family="text">
      <style:text-properties officeooo:rsid="0011ed2d"/>
    </style:style>
    <style:style style:name="T7" style:family="text">
      <style:text-properties officeooo:rsid="0012f84e"/>
    </style:style>
    <style:style style:name="T8" style:family="text">
      <style:text-properties officeooo:rsid="0014b207"/>
    </style:style>
    <style:style style:name="T9" style:family="text">
      <style:text-properties officeooo:rsid="0015c04d"/>
    </style:style>
    <style:style style:name="T10" style:family="text">
      <style:text-properties officeooo:rsid="001647a8"/>
    </style:style>
    <style:style style:name="T11" style:family="text">
      <style:text-properties officeooo:rsid="0018429d"/>
    </style:style>
    <style:style style:name="T12" style:family="text">
      <style:text-properties officeooo:rsid="001b464f"/>
    </style:style>
    <style:style style:name="T13" style:family="text">
      <style:text-properties officeooo:rsid="001cc5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aomi was but a girl when her mother committed suicide. She remembered the day clearly. Naomi had come home from school early. Her teachers had kicked all of the students out for the day. When she reached home, her mother was laying on the floor. A bottle of scotch at her side and a gun in her hand. There was a big wound on the left temple of her mother's head. Naomi had run to her mother in an attempt, any attempt at reviving her. It was no use. She was dead.</text:p>
      <text:p text:style-name="P4"/>
      <text:p text:style-name="P4">Her dad would come home a little later to find his daughter still by her mother, kneeling on the ground, sobbing uncontrollably. He tried to get her away from the gore, but it was too late. Reality had already set in.</text:p>
      <text:p text:style-name="P4"/>
      <text:p text:style-name="P4">Naomi was sent off to a mental institution a few months later. She had been experiencing dreams and nightmares about that day she found her mother. Naomi blamed herself for her mother's death, something her father told her wasn't the case at all. Yet she still felt like she had to believe it no matter what.</text:p>
      <text:p text:style-name="P4"/>
      <text:p text:style-name="P4">The doctors at the facility tried to explain to her what she felt was normal and it would pass. They attempted to help Naomi realize that life was more than feeling regret and guilty over things one had no control over.</text:p>
      <text:p text:style-name="P4"/>
      <text:p text:style-name="P1"><text:span text:style-name="T1">Naomi tried to listen to the doctors as best she could but found it difficult. Much more difficult than she would ever let on. Inside she was a frightened little girl waiting to get out. She was screaming inside. </text:span><text:soft-page-break/><text:span text:style-name="T1">Yelling for someone, anyone to show her a little attention. Someone to listen to her. Someone to understand. The doctors wouldn't be that someone. Most of the patients had their own concerns to mull over themselves. All that was left was her imaginary friend.</text:span></text:p>
      <text:p text:style-name="P4"/>
      <text:p text:style-name="P4">Of course Naomi didn't feel that he was imaginary. If he was, she would argue, how would he appear here and there and everywhere every time she needed him to be around? It made no sense to her. If her friend was imaginary, he wouldn't even care about her. He would do whatever it was she wanted him to do.</text:p>
      <text:p text:style-name="P4"/>
      <text:p text:style-name="P1"><text:span text:style-name="T1">His name was Charlie. Charlie didn't have a last name, as far as Naomi knew, just a first name. </text:span><text:span text:style-name="T2">He was always just Charlie to her. Plain, simple, happy Charlie.</text:span></text:p>
      <text:p text:style-name="P5"/>
      <text:p text:style-name="P6">Charlie showed up at the hospital a month after Naomi had been admitted. At first all he did was stare at her. It made Naomi feel uncomfortable. After a day of this behavior, she approached Charlie and asked him what his deal was.</text:p>
      <text:p text:style-name="P6"/>
      <text:p text:style-name="P6">The boy replied that he was a people watcher. There was nothing strange about his behavior that was any stranger than the other people in the facility. He claimed it was his story and he was sticking to it.</text:p>
      <text:p text:style-name="P6"/>
      <text:p text:style-name="P2"><text:span text:style-name="T2">This made Naomi smile. Something she hadn't been able to do in over a month. If the doctors knew she was making progress, they would want to run tests. She kept such thoughts to herself and didn't share them with anyone. It was enough to make a grown </text:span><text:soft-page-break/><text:span text:style-name="T2">person squirm with the thought of being taken against your will and going towards the place where no one knew what went on. The doctors knew, but the patients. Well the patients were a different story altogether. If a patient ended up in one of the other levels where the machines were. That was just asking for death. Most patients that came back from the laboratory didn't return in the same condition that they left.</text:span></text:p>
      <text:p text:style-name="P6"/>
      <text:p text:style-name="P7">It was a shocking discovery among the patients. Most of them didn't know what to think about it and caused mistrust between the patients and the doctors.</text:p>
      <text:p text:style-name="P7"/>
      <text:p text:style-name="P7">Some patients had come up with a phrase. “See you if I see you.” It simply meant, if you end up in the bad place. Good luck.</text:p>
      <text:p text:style-name="P7"/>
      <text:p text:style-name="P8">No one in the facility actually thought they would ever be released from the hospital. They were there for good. There was no other way about it.</text:p>
      <text:p text:style-name="P8"/>
      <text:p text:style-name="P8">Most of the doctors had known about the ill feelings the patients had against them. Those doctors who didn't have a clue would soon find out. All it took was for one of them to look at a patient the wrong way. A quick shaking of the head at the wrong time and one would find themselves being attacked by a full on riot.</text:p>
      <text:p text:style-name="P8"/>
      <text:p text:style-name="P3"><text:span text:style-name="T3">It wasn't the best of working circumstances but what did you expect after having worked in an insane asylum for so long? All patients couldn't be trusted no matter how innocent they looked. Every patient </text:span><text:soft-page-break/><text:span text:style-name="T3">was to be looked after like a hawk. There weren't any unsupervised activities that went on in the facility. A patient couldn't sneeze without an administration officer knowing about it. It was a tight ship. A tight ship from which there would be no escape.</text:span></text:p>
      <text:p text:style-name="P8"/>
      <text:p text:style-name="P8">Naomi hated ships. She hated water even worse. Naomi found it irritating to be held captive against her will. There could be ways to get around it. She just had to find out the exact ways that were needed in order to become free from the hospital and situation she found herself in.</text:p>
      <text:p text:style-name="P8"/>
      <text:p text:style-name="P8">Her bunk mate, Alexandria felt the same way. There was no prison too big that could handle her. Together the two would find a way out of the mess they had found themselves in. They would find a way even if it took their last ounce of strength to do it.</text:p>
      <text:p text:style-name="P8"/>
      <text:p text:style-name="P8">Naomi and Alexandria weren't in the mood for playing games. They weren't in the mood for getting into fights either. They wanted to be left alone in order to plan their escape. This was okay for the most part. The women would scheme and plan at night while everyone else was asleep. The less people awake the less chance there would be for people to come in search to see what was going on and if they could have a piece of the action.</text:p>
      <text:p text:style-name="P8"/>
      <text:p text:style-name="P8">Alexandria trusted Naomi with her life. The two were best friends. As close as best friends could be. Naomi would start a story and Alexandria could finish it.</text:p>
      <text:p text:style-name="P8"/>
      <text:p text:style-name="P9"><text:span text:style-name="T4">On one particular night, the two were talking about their respective homes and how much they wished </text:span><text:soft-page-break/><text:span text:style-name="T4">they could go back to them. Alexandria seemed distant during the conversation. Naomi didn't pick up on it immediately but before long she could tell something was wrong.</text:span></text:p>
      <text:p text:style-name="P11"/>
      <text:p text:style-name="P11">“Alexandria?” Naomi said.</text:p>
      <text:p text:style-name="P11"/>
      <text:p text:style-name="P11">Alexandria was focused on the window that looked out onto the basketball court. Her thoughts were elsewhere.</text:p>
      <text:p text:style-name="P11"/>
      <text:p text:style-name="P11">Naomi ran a finger along the back of Alexandria's neck. The cold of her fingertips startled the girl. She looked to her friend, her hands were shaking.</text:p>
      <text:p text:style-name="P11"/>
      <text:p text:style-name="P11">“Are you alright?”</text:p>
      <text:p text:style-name="P11"/>
      <text:p text:style-name="P11">Alexandria shook her head. “No” she said. “I need to get out of here. Before they kill me.” She stood up and crossed the room. Walking back and forth Alexandria paced while mumbling to herself.</text:p>
      <text:p text:style-name="P11"/>
      <text:p text:style-name="P11">“Need a way out. Have to get out of here. Not safe. Not safe.” She repeated the phrases over and over again without stopping.</text:p>
      <text:p text:style-name="P11"/>
      <text:p text:style-name="P12"><text:span text:style-name="T5">Naomi sat on her bed as she watched her friend. Alexandria typically had a smooth head on her shoulders. There was nothing that could shake her. Apparently something had changed and she had lost control over her senses in some manner or another.</text:span></text:p>
      <text:p text:style-name="P12"><text:span text:style-name="T5"/></text:p>
      <text:p text:style-name="P12"><text:span text:style-name="T5">“Alexandria!” Naomi shouted. She pounded her foot against the floor which startled the other woman enough to catch her attention. Alexandria stared at </text:span><text:soft-page-break/><text:span text:style-name="T5">Naomi for a moment or two not knowing what to say in return.</text:span></text:p>
      <text:p text:style-name="P12"><text:span text:style-name="T5"/></text:p>
      <text:p text:style-name="P12"><text:span text:style-name="T5">Naomi put a finger to her lips. “Shhh” she said quietly. “The guards will hear you. They will take you to level six and have your brains contaminated. Is that what you want?”</text:span></text:p>
      <text:p text:style-name="P12"><text:span text:style-name="T5"/></text:p>
      <text:p text:style-name="P12"><text:span text:style-name="T5">Alexandria shook her head. “No” She said “Of course not. What kind of person do you think I am?” She stared at Naomi for a bit longer. All the while their eyes kept contact. Neither woman broke the stare.</text:span></text:p>
      <text:p text:style-name="P12"><text:span text:style-name="T5"/></text:p>
      <text:p text:style-name="P12"><text:span text:style-name="T5">If they had been locked in a staring contest either woman wouldn't have lost. There they stood in the room focused on each other determined not to break eye contact.</text:span></text:p>
      <text:p text:style-name="P12"><text:span text:style-name="T5"/></text:p>
      <text:p text:style-name="P13"><text:span text:style-name="T6">Naomi breathed slowly. Her chest rising up and down as she did so. The room felt chill. Her nightgown was of little use in keeping out the cold.</text:span></text:p>
      <text:p text:style-name="P14"><text:span text:style-name="T7"/></text:p>
      <text:p text:style-name="P14"><text:span text:style-name="T7">Alexandria was dressed in a similar nightgown, hospital issue. She was also cold. </text:span><text:span text:style-name="T8">Her heart was beating fast as paranoia took hold of her. She was going to die in the hospital. Alexandria knew it. There was no way around it. She would die and someone else would come and take her place. Naomi would scheme with someone else and find a way to escape.</text:span></text:p>
      <text:p text:style-name="P14"><text:span text:style-name="T8"/></text:p>
      <text:p text:style-name="P14"><text:span text:style-name="T8">“</text:span><text:span text:style-name="T9">Guards!” Alexandria screamed out. “Guards! Come here!”</text:span></text:p>
      <text:p text:style-name="P14"><text:span text:style-name="T9"/></text:p>
      <text:p text:style-name="P15"><text:soft-page-break/><text:span text:style-name="T10">Naomi's eyes were wide open. What on earth was her friend doing? Calling the guards? She must be mad. Naomi thought. Her mind raced in an attempt to figure out what her friend was up to. There was no way else about it. Alexandria had obviously gone mad. Naomi laid down in her bed. Covering up under the sheets she faced the wall hoping to hide from whoever was to come and investigate the situation.</text:span></text:p>
      <text:p text:style-name="P15"><text:span text:style-name="T10"/></text:p>
      <text:p text:style-name="P15"><text:span text:style-name="T10">An hour passed before someone came down the hall to see what the screaming was about.</text:span></text:p>
      <text:p text:style-name="P15"><text:span text:style-name="T10"/></text:p>
      <text:p text:style-name="P16"><text:span text:style-name="T11">A male orderly entered the room. He walked over to Alexandria, who was still yelling, and gave her a shot. The orderly led her over to a bed. “That's a girl, lay down.”</text:span></text:p>
      <text:p text:style-name="P16"><text:span text:style-name="T11"/></text:p>
      <text:p text:style-name="P16"><text:span text:style-name="T11">Naomi heard pants unzipping. Soon there was the unmistakable sound of bed springs. Alexandria sobbed quietly.</text:span></text:p>
      <text:p text:style-name="P16"><text:span text:style-name="T11"/></text:p>
      <text:p text:style-name="P16"><text:span text:style-name="T11">She was being raped.</text:span></text:p>
      <text:p text:style-name="P16"><text:span text:style-name="T11"/></text:p>
      <text:p text:style-name="P17"><text:span text:style-name="T12">Naomi stayed still. She had heard of such things happening but had never witnessed it. Naomi dared not to move. What if he came after her next?</text:span></text:p>
      <text:p text:style-name="P17"><text:span text:style-name="T12"/></text:p>
      <text:p text:style-name="P18"><text:span text:style-name="T13">A moment later, the orderly zipped up his pants and exited the room.</text:span></text:p>
      <text:p text:style-name="P18"><text:span text:style-name="T13"/></text:p>
      <text:p text:style-name="P18"><text:span text:style-name="T13">Alexandria continued to cry into the n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4</meta:editing-cycles>
    <meta:creation-date>2013-06-05T15:37:11.50</meta:creation-date>
    <meta:editing-duration>PT11M41S</meta:editing-duration>
    <meta:generator>LibreOffice/4.0.3.3$Windows_x86 LibreOffice_project/0eaa50a932c8f2199a615e1eb30f7ac74279539</meta:generator>
    <dc:title>Book</dc:title>
    <dc:date>2013-06-06T16:34:55.59</dc:date>
    <meta:document-statistic meta:table-count="0" meta:image-count="0" meta:object-count="0" meta:page-count="7" meta:paragraph-count="42" meta:word-count="1675" meta:character-count="9052" meta:non-whitespace-character-count="74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ook" xlink:href="../../AppData/Roaming/LibreOffice/4/user/template/Book.ott" meta:date="2013-06-05T15:37:10.99"/>
  </office:meta>
</office:document-meta>
</file>